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0000001006CF602098C19164A.png" manifest:media-type="image/png"/>
  <manifest:file-entry manifest:full-path="Pictures/10000201000004A300000384BD0B2605A5ACF73D.png" manifest:media-type="image/png"/>
  <manifest:file-entry manifest:full-path="Pictures/10000000000009B000000DB40C7F27E803972D2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HighVoltage Rough" svg:font-family="'HighVoltage Roug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ghVoltage Rough" fo:font-size="20pt" officeooo:rsid="000ea87f" officeooo:paragraph-rsid="000ea87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bbe33d" loext:opacity="100%" style:font-name="HighVoltage Rough" fo:font-size="96pt" officeooo:rsid="000ea87f" officeooo:paragraph-rsid="000ea87f" style:font-size-asian="96pt" style:font-size-complex="96pt"/>
    </style:style>
    <style:style style:name="P3" style:family="paragraph" style:parent-style-name="Standard">
      <style:paragraph-properties fo:text-align="center" style:justify-single-word="false"/>
      <style:text-properties fo:color="#bbe33d" loext:opacity="100%" style:font-name="HighVoltage Rough" fo:font-size="54pt" officeooo:rsid="000ea87f" officeooo:paragraph-rsid="000ea87f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color="#ff3838" loext:opacity="100%" style:font-name="HighVoltage Rough" fo:font-size="26pt" officeooo:rsid="000ea87f" officeooo:paragraph-rsid="000ea87f" style:font-size-asian="22.75pt" style:font-size-complex="26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3" text:anchor-type="char" svg:width="20.736cm" svg:height="29.7cm" draw:z-index="0"><draw:image xlink:href="Pictures/10000000000009B000000DB40C7F27E803972D2B.jpg" xlink:type="simple" xlink:show="embed" xlink:actuate="onLoad" draw:mime-type="image/jpeg"/></draw:frame></text:p>
      <text:p text:style-name="Standard"/>
      <text:p text:style-name="Standard"><draw:frame draw:style-name="fr2" draw:name="Immagine1" text:anchor-type="char" svg:y="0.139cm" svg:width="9.239cm" svg:height="7.001cm" draw:z-index="1"><draw:image xlink:href="Pictures/10000201000004A300000384BD0B2605A5ACF7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Nim Manuale</text:p>
      <text:p text:style-name="P3">da Battaglia</text:p>
      <text:p text:style-name="P1"/>
      <text:p text:style-name="P4">Ver 0.1.0<draw:frame draw:style-name="fr2" draw:name="Immagine2" text:anchor-type="char" svg:y="2.3cm" svg:width="3.752cm" svg:height="3.752cm" draw:z-index="2"><draw:image xlink:href="Pictures/1000020100000100000001006CF602098C1916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HighVoltage Rough" svg:font-family="'HighVoltage Roug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23:50:45.323167227</meta:creation-date>
    <dc:date>2021-09-01T00:45:07.212839029</dc:date>
    <meta:editing-duration>PT23M40S</meta:editing-duration>
    <meta:editing-cycles>5</meta:editing-cycles>
    <meta:generator>LibreOffice/7.1.5.2$Linux_X86_64 LibreOffice_project/10$Build-2</meta:generator>
    <meta:document-statistic meta:table-count="0" meta:image-count="3" meta:object-count="0" meta:page-count="1" meta:paragraph-count="3" meta:word-count="6" meta:character-count="32" meta:non-whitespace-character-count="29"/>
  </office:meta>
</office:document-meta>
</file>